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ext_20_body"><text:span text:style-name="T1">Grocery Shopping List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FRUIT</text:p>
              <text:p text:style-name="Table_20_Heading">□ grapefruit</text:p>
              <text:p text:style-name="Table_20_Heading">□ raspberries</text:p>
              <text:p text:style-name="Table_20_Heading">□ strawberries</text:p>
              <text:p text:style-name="Table_20_Heading">□ blueberries</text:p>
              <text:p text:style-name="Table_20_Heading">□ avocados</text:p>
              <text:p text:style-name="Table_20_Heading">□ frozen fruit</text:p>
            </table:table-cell>
            <table:table-cell table:style-name="TableHeaderRowCell" office:value-type="string">
              <text:p text:style-name="Table_20_Heading">VEGETABLES</text:p>
              <text:p text:style-name="Table_20_Heading">□ onions</text:p>
              <text:p text:style-name="Table_20_Heading">□ carrots</text:p>
              <text:p text:style-name="Table_20_Heading">□ bell peppers</text:p>
              <text:p text:style-name="Table_20_Heading">□ salad mix</text:p>
              <text:p text:style-name="Table_20_Heading">□ jalapenos</text:p>
              <text:p text:style-name="Table_20_Heading">□ serrano</text:p>
              <text:p text:style-name="Table_20_Heading">□ spinach</text:p>
              <text:p text:style-name="Table_20_Heading">□ cilantro</text:p>
              <text:p text:style-name="Table_20_Heading">□ mushrooms</text:p>
              <text:p text:style-name="Table_20_Heading">□ potatoes</text:p>
              <text:p text:style-name="Table_20_Heading">□ tomatoes</text:p>
              <text:p text:style-name="Table_20_Heading">□ edamame</text:p>
            </table:table-cell>
            <table:table-cell table:style-name="TableHeaderRowCell" office:value-type="string">
              <text:p text:style-name="Table_20_Heading">DAIRY</text:p>
              <text:p text:style-name="Table_20_Heading">□ half and half</text:p>
              <text:p text:style-name="Table_20_Heading">□ milk</text:p>
              <text:p text:style-name="Table_20_Heading">□ yogurt</text:p>
              <text:p text:style-name="Table_20_Heading">□ queso</text:p>
              <text:p text:style-name="Table_20_Heading">□ sliced cheddar</text:p>
              <text:p text:style-name="Table_20_Heading">□ sliced Havarti</text:p>
              <text:p text:style-name="Table_20_Heading">□ sliced provolone</text:p>
              <text:p text:style-name="Table_20_Heading">□ deli meat (ham)</text:p>
              <text:p text:style-name="Table_20_Heading">□ yakult</text:p>
              <text:p text:style-name="Table_20_Heading">□ cream cheese</text:p>
            </table:table-cell>
            <table:table-cell table:style-name="TableHeaderRowCell" office:value-type="string">
              <text:p text:style-name="Table_20_Heading">DRINKS</text:p>
              <text:p text:style-name="Table_20_Heading">□ grapefruit juice</text:p>
              <text:p text:style-name="Table_20_Heading">□ orange juice</text:p>
              <text:p text:style-name="Table_20_Heading">□ Topo Chico</text:p>
              <text:p text:style-name="Table_20_Heading">□ Gatorade</text:p>
              <text:p text:style-name="Table_20_Heading">□ diet ginger ale</text:p>
              <text:p text:style-name="Table_20_Heading">□ diet Coke</text:p>
              <text:p text:style-name="Table_20_Heading">□ diet 7-up/Sprite</text:p>
              <text:p text:style-name="Table_20_Heading">□ protein powder</text:p>
              <text:p text:style-name="Table_20_Heading">□ bottled water</text:p>
              <text:p text:style-name="Table_20_Heading">□ Brisk iced tea</text:p>
              <text:p text:style-name="Table_20_Heading">□ wine _____</text:p>
              <text:p text:style-name="Table_20_Heading">□ beer _____</text:p>
            </table:table-cell>
          </table:table-row>
        </table:table-header-rows>
        <table:table-row>
          <table:table-cell table:style-name="TableRowCell" office:value-type="string">
            <text:p text:style-name="Table_20_Contents">BREAD</text:p>
            <text:p text:style-name="Table_20_Contents">□ tortillas</text:p>
            <text:p text:style-name="Table_20_Contents">□ hamburger buns</text:p>
            <text:p text:style-name="Table_20_Contents">□ hot dog buns</text:p>
            <text:p text:style-name="Table_20_Contents">□ sandwich bread</text:p>
            <text:p text:style-name="Table_20_Contents">□ baguette</text:p>
            <text:p text:style-name="Table_20_Contents">□ bagels</text:p>
            <text:p text:style-name="Table_20_Contents">□ brioche</text:p>
            <text:p text:style-name="Table_20_Contents">□ cinnamon rolls</text:p>
            <text:p text:style-name="Table_20_Contents">□ crescent rolls</text:p>
          </table:table-cell>
          <table:table-cell table:style-name="TableRowCell" office:value-type="string">
            <text:p text:style-name="Table_20_Contents">HOME GOODS</text:p>
            <text:p text:style-name="Table_20_Contents">□ paper towels</text:p>
            <text:p text:style-name="Table_20_Contents">□ toilet paper</text:p>
            <text:p text:style-name="Table_20_Contents">□ hand soap</text:p>
            <text:p text:style-name="Table_20_Contents">□ dishwasher soap</text:p>
            <text:p text:style-name="Table_20_Contents">□ laundry soap</text:p>
            <text:p text:style-name="Table_20_Contents">□ toilet cleaner</text:p>
          </table:table-cell>
          <table:table-cell table:style-name="TableRowCell" office:value-type="string">
            <text:p text:style-name="Table_20_Contents">GENERAL</text:p>
            <text:p text:style-name="Table_20_Contents">□ coffee</text:p>
            <text:p text:style-name="Table_20_Contents">SAUCES</text:p>
            <text:p text:style-name="Table_20_Contents">□ BBQ sauce</text:p>
            <text:p text:style-name="Table_20_Contents">NUTS</text:p>
            <text:p text:style-name="Table_20_Contents">□ walnuts</text:p>
            <text:p text:style-name="Table_20_Contents">□ almonds</text:p>
            <text:p text:style-name="Table_20_Contents">□ pecans</text:p>
          </table:table-cell>
          <table:table-cell table:style-name="TableRowCell" office:value-type="string">
            <text:p text:style-name="Table_20_Contents">CONDIMENTS, OIL, JAM</text:p>
            <text:p text:style-name="Table_20_Contents">□ ketchup</text:p>
            <text:p text:style-name="Table_20_Contents">□ mustard</text:p>
            <text:p text:style-name="Table_20_Contents">□ strawberry jam</text:p>
            <text:p text:style-name="Table_20_Contents">□ fig jam</text:p>
            <text:p text:style-name="Table_20_Contents">□ soy sauce</text:p>
            <text:p text:style-name="Table_20_Contents">□ sweet and sour</text:p>
            <text:p text:style-name="Table_20_Contents">□ hot mustard</text:p>
            <text:p text:style-name="Table_20_Contents">□ hummus</text:p>
          </table:table-cell>
        </table:table-row>
        <table:table-row>
          <table:table-cell table:style-name="TableRowCell" office:value-type="string">
            <text:p text:style-name="Table_20_Contents">MEAT</text:p>
            <text:p text:style-name="Table_20_Contents">□ chicken</text:p>
            <text:p text:style-name="Table_20_Contents">□ ground sirloin</text:p>
            <text:p text:style-name="Table_20_Contents">□ ground sausage</text:p>
            <text:p text:style-name="Table_20_Contents">□ bacon</text:p>
            <text:p text:style-name="Table_20_Contents">□ hot dogs</text:p>
          </table:table-cell>
          <table:table-cell table:style-name="TableRowCell" office:value-type="string">
            <text:p text:style-name="Table_20_Contents">GRAINS</text:p>
            <text:p text:style-name="Table_20_Contents">□ pancake mix</text:p>
            <text:p text:style-name="Table_20_Contents">□ cereal</text:p>
            <text:p text:style-name="Table_20_Contents">□ oatmeal</text:p>
            <text:p text:style-name="Table_20_Contents">□ potato chips</text:p>
            <text:p text:style-name="Table_20_Contents">□ tortilla chips</text:p>
            <text:p text:style-name="Table_20_Contents">□ ramen</text:p>
            <text:p text:style-name="Table_20_Contents">□ rice</text:p>
            <text:p text:style-name="Table_20_Contents">□ crackers</text:p>
            <text:p text:style-name="Table_20_Contents">□ pita chips</text:p>
          </table:table-cell>
          <table:table-cell table:style-name="TableRowCell" office:value-type="string">
            <text:p text:style-name="Table_20_Contents">CANNED GOODS</text:p>
            <text:p text:style-name="Table_20_Contents">□ black beans</text:p>
            <text:p text:style-name="Table_20_Contents">□ red beans</text:p>
            <text:p text:style-name="Table_20_Contents">□ baked beans</text:p>
            <text:p text:style-name="Table_20_Contents">□ tomato sauce</text:p>
            <text:p text:style-name="Table_20_Contents">□ tomato paste</text:p>
            <text:p text:style-name="Table_20_Contents">□ tomato diced</text:p>
            <text:p text:style-name="Table_20_Contents">□ chipotle adobo</text:p>
            <text:p text:style-name="Table_20_Contents">□ corn</text:p>
            <text:p text:style-name="Table_20_Contents">□ coconut milk</text:p>
          </table:table-cell>
          <table:table-cell table:style-name="TableRowCell" office:value-type="string">
            <text:p text:style-name="Table_20_Contents">OTHER</text:p>
            <text:p text:style-name="Table_20_Contents">□ _______</text:p>
            <text:p text:style-name="Table_20_Contents">□ _______</text:p>
            <text:p text:style-name="Table_20_Contents">□ _______</text:p>
            <text:p text:style-name="Table_20_Contents">□ _______</text:p>
            <text:p text:style-name="Table_20_Contents">□ _______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meta:initial-creator/>
    <dc:creator/>
    <meta:creation-date>2023-05-24T13:33:54Z</meta:creation-date>
    <dc:date>2023-05-24T13:33:54Z</dc:date>
  </office:meta>
</office:document-meta>
</file>